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0eaa54" officeooo:paragraph-rsid="000eaa54"/>
    </style:style>
    <style:style style:name="T1" style:family="text">
      <style:text-properties officeooo:rsid="000eddab"/>
    </style:style>
    <style:style style:name="T2" style:family="text">
      <style:text-properties officeooo:rsid="0010ceed"/>
    </style:style>
    <style:style style:name="T3" style:family="text">
      <style:text-properties officeooo:rsid="0012c63f"/>
    </style:style>
    <style:style style:name="T4" style:family="text">
      <style:text-properties officeooo:rsid="001336dd"/>
    </style:style>
    <style:style style:name="T5" style:family="text">
      <style:text-properties officeooo:rsid="0013ee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clusion </text:p>
      <text:p text:style-name="Heading">Intro</text:p>
      <text:p text:style-name="Text_20_body"><text:tab/><text:span text:style-name="T1">to sum up this chapter, I have addressed the improvement of the network port scanner and monitoring tools that have lack some improvement’s.</text:span></text:p>
      <text:p text:style-name="Heading">Recap of your objective<text:span text:style-name="T4">( how you achieve it)</text:span></text:p>
      <text:p text:style-name="Text_20_body"><text:tab/></text:p>
      <text:p text:style-name="Text_20_body"><text:tab/><text:span text:style-name="T1">M</text:span>y objective was to <text:span text:style-name="T1">create a host based intrusion detection system in wireless network. Added more to it there was some port scanner python script that will detect the unauthorized user or actives.</text:span></text:p>
      <text:p text:style-name="Heading">Research contribution</text:p>
      <text:p text:style-name="Text_20_body"><text:tab/><text:span text:style-name="T5">I create the ids in host based intrusion. I found the best networking port scanner.</text:span></text:p>
      <text:p text:style-name="Text_20_body"><text:tab/><text:span text:style-name="T2">In there part, my contribution was to creating a port scanner using a python script that called NMAP that have to help the system to scan all the available ports. However my system will find the new N user for a validation for the specified user is safe or not.</text:span></text:p>
      <text:p text:style-name="Heading">significance and limitation</text:p>
      <text:p text:style-name="Text_20_body"><text:tab/><text:span text:style-name="T2">I had some limitation for using Linux OS as my python3 script building. Furthermore I was that much of sure that I can build it by my own. However I got a lot of help from my supervisor. <text:s/></text:span></text:p>
      <text:p text:style-name="Heading">lesson learned</text:p>
      <text:p text:style-name="Text_20_body"><text:tab/><text:span text:style-name="T3">However during the period of time I have gained so much knowledge about creating python script. Furthermore know I have better understanding about networking and IDS (Intrusion detection system) </text:span></text:p>
      <text:p text:style-name="Heading">Future work</text:p>
      <text:p text:style-name="Text_20_body"><text:tab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2T16:20:00.016612632</meta:creation-date>
    <dc:date>2020-03-02T17:21:18.484580848</dc:date>
    <meta:editing-duration>PT18M17S</meta:editing-duration>
    <meta:editing-cycles>2</meta:editing-cycles>
    <meta:generator>LibreOffice/6.3.4.2$Linux_X86_64 LibreOffice_project/30$Build-2</meta:generator>
    <meta:document-statistic meta:table-count="0" meta:image-count="0" meta:object-count="0" meta:page-count="1" meta:paragraph-count="15" meta:word-count="207" meta:character-count="1205" meta:non-whitespace-character-count="999"/>
  </office:meta>
</office:document-meta>
</file>